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354in"/>
    </style:style>
    <style:style style:name="Table1.B" style:family="table-column">
      <style:table-column-properties style:column-width="5.3896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GM 2640 – Character Development</text:p>
      <text:p text:style-name="P3">Heroic</text:p>
      <text:p text:style-name="Standard"><text:span text:style-name="T1">Due: </text:span>Monday, 4/23/2018 @ 11:59 pm</text:p>
      <text:p text:style-name="Standard"><text:span text:style-name="T1">Theme: </text:span>Heroic</text:p>
      <text:p text:style-name="Standard"/>
      <text:p text:style-name="Standard">Create a 2-page comic strip depicting the character you created doing something heroic. First, create a digital mock-up of the comic in 3D using Maya and Photoshop, then print out the digital mock-up and trace over it with real ink. Scan the inked version of the comic back into the computer and save it as a PDF. Upload to Canvas by 11:59 pm on Monday, April 23<text:span text:style-name="T2">rd</text:span>, 2018 (4/23/2018). This project is expected to take approximately five hours to complete (two hours for design, and three hours for development)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tyle:</text:p>
          </table:table-cell>
          <table:table-cell table:style-name="Table1.B1" office:value-type="string">
            <text:p text:style-name="Standard">Comic book, black and White</text:p>
          </table:table-cell>
        </table:table-row>
        <table:table-row>
          <table:table-cell table:style-name="Table1.A2" office:value-type="string">
            <text:p text:style-name="P1">Art:</text:p>
          </table:table-cell>
          <table:table-cell table:style-name="Table1.B2" office:value-type="string">
            <text:p text:style-name="Standard">2 fully inked comic book pages (real ink)</text:p>
          </table:table-cell>
        </table:table-row>
        <table:table-row>
          <table:table-cell table:style-name="Table1.A2" office:value-type="string">
            <text:p text:style-name="P1">Design Principles:</text:p>
          </table:table-cell>
          <table:table-cell table:style-name="Table1.B2" office:value-type="string">
            <text:list xml:id="list2065321816338783295" text:style-name="L1">
              <text:list-item>
                <text:p text:style-name="P4">Line</text:p>
              </text:list-item>
              <text:list-item>
                <text:p text:style-name="P4">Pattern</text:p>
              </text:list-item>
              <text:list-item>
                <text:p text:style-name="P4">Proportion</text:p>
              </text:list-item>
              <text:list-item>
                <text:p text:style-name="P4">Emphasis</text:p>
              </text:list-item>
            </text:list>
          </table:table-cell>
        </table:table-row>
        <table:table-row>
          <table:table-cell table:style-name="Table1.A2" office:value-type="string">
            <text:p text:style-name="P1">Techincal:</text:p>
          </table:table-cell>
          <table:table-cell table:style-name="Table1.B2" office:value-type="string">
            <text:p text:style-name="Standard">Game-ready model surfaced, posed and rendered on comic book pages (digital)</text:p>
          </table:table-cell>
        </table:table-row>
        <table:table-row>
          <table:table-cell table:style-name="Table1.A2" office:value-type="string">
            <text:p text:style-name="P1">Development Software:</text:p>
          </table:table-cell>
          <table:table-cell table:style-name="Table1.B2" office:value-type="string">
            <text:list xml:id="list6108710424953877716" text:style-name="L2">
              <text:list-item>
                <text:p text:style-name="P5">Maya</text:p>
              </text:list-item>
              <text:list-item>
                <text:p text:style-name="P5">Substance Painter</text:p>
              </text:list-item>
            </text:list>
          </table:table-cell>
        </table:table-row>
        <table:table-row>
          <table:table-cell table:style-name="Table1.A2" office:value-type="string">
            <text:p text:style-name="P1">Deliverable File:</text:p>
          </table:table-cell>
          <table:table-cell table:style-name="Table1.B2" office:value-type="string">
            <text:p text:style-name="Standard">PDF</text:p>
          </table:table-cell>
        </table:table-row>
      </table:table>
      <text:p text:style-name="Standard"/>
      <text:p text:style-name="Standard">2 hours in design</text:p>
      <text:p text:style-name="Standard">3 hours in development</text:p>
      <text:p text:style-name="Standard">2 hour for film assignment</text:p>
      <text:p text:style-name="Standard">2 hours for game assignment</text:p>
      <text:p text:style-name="Standard"/>
      <text:p text:style-name="Standard"/>
      <text:p text:style-name="Standard"/>
      <text:p text:style-name="Standard"/>
      <text:p text:style-name="Standard">Page 1:</text:p>
      <text:list xml:id="list8900725763504576847" text:style-name="L3">
        <text:list-item>
          <text:p text:style-name="P6">Panel 1: Character standing in a heroic pose.</text:p>
        </text:list-item>
        <text:list-item>
          <text:p text:style-name="P6">Panel 2: Character sees a cat stuck in a tree, and reacts with surprise and shock.</text:p>
        </text:list-item>
        <text:list-item>
          <text:p text:style-name="P6">Panel 3: Character jumps up into the air.</text:p>
        </text:list-item>
      </text:list>
      <text:p text:style-name="Standard"/>
      <text:p text:style-name="Standard">Page 2:</text:p>
      <text:list xml:id="list8048545770178691133" text:style-name="L5">
        <text:list-item>
          <text:p text:style-name="P8">Panel 4: Character grabs the cat out of the tree.</text:p>
        </text:list-item>
        <text:list-item>
          <text:p text:style-name="P8">Panel 5: Character lands on the ground while holding the cat.</text:p>
        </text:list-item>
        <text:list-item>
          <text:p text:style-name="P8">Panel 6: Character holds cat aloft triumphant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Armstrong</meta:initial-creator>
    <meta:creation-date>2018-04-23T18:24:49.64</meta:creation-date>
    <dc:date>2018-04-23T21:58:25.60</dc:date>
    <dc:creator>Adam Armstrong</dc:creator>
    <meta:editing-duration>PT41M36S</meta:editing-duration>
    <meta:editing-cycles>7</meta:editing-cycles>
    <meta:generator>OpenOffice/4.1.5$Win32 OpenOffice.org_project/415m1$Build-9789</meta:generator>
    <meta:document-statistic meta:table-count="1" meta:image-count="0" meta:object-count="0" meta:page-count="1" meta:paragraph-count="33" meta:word-count="238" meta:character-count="1310"/>
  </office:meta>
</office:document-meta>
</file>